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6.51pt"/>
    </style:style>
    <style:style style:name="co3" style:family="table-column">
      <style:table-column-properties fo:break-before="auto" style:column-width="81.69pt"/>
    </style:style>
    <style:style style:name="co4" style:family="table-column">
      <style:table-column-properties fo:break-before="auto" style:column-width="85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Standardized to -1 and 1</text:p>
          </table:table-cell>
          <table:table-cell table:number-columns-repeated="8"/>
          <table:table-cell table:style-name="ce5" office:value-type="string" calcext:value-type="string">
            <text:p>Lowest Error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ARIMA (6, 1, 0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2"/>
          <table:table-cell table:style-name="ce3" office:value-type="string" calcext:value-type="string">
            <text:p>ARIMA (6, 2, 0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489" calcext:value-type="float">
            <text:p>0.489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819" calcext:value-type="float">
            <text:p>0.819</text:p>
          </table:table-cell>
          <table:table-cell table:style-name="ce3" office:value-type="float" office:value="0.584" calcext:value-type="float">
            <text:p>0.58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627" calcext:value-type="float">
            <text:p>0.627</text:p>
          </table:table-cell>
          <table:table-cell table:style-name="ce5" office:value-type="float" office:value="0.481" calcext:value-type="float">
            <text:p>0.481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861" calcext:value-type="float">
            <text:p>0.861</text:p>
          </table:table-cell>
          <table:table-cell table:style-name="ce3" office:value-type="float" office:value="0.576" calcext:value-type="float">
            <text:p>0.57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451" calcext:value-type="float">
            <text:p>0.451</text:p>
          </table:table-cell>
          <table:table-cell table:style-name="ce5" office:value-type="float" office:value="0.443" calcext:value-type="float">
            <text:p>0.443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0.515" calcext:value-type="float">
            <text:p>0.51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42" calcext:value-type="float">
            <text:p>0.42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433" calcext:value-type="float">
            <text:p>0.433</text:p>
          </table:table-cell>
          <table:table-cell table:style-name="ce3" office:value-type="float" office:value="0.467" calcext:value-type="float">
            <text:p>0.467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489" calcext:value-type="float">
            <text:p>0.489</text:p>
          </table:table-cell>
          <table:table-cell table:style-name="ce3" office:value-type="float" office:value="0.462" calcext:value-type="float">
            <text:p>0.462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653" calcext:value-type="float">
            <text:p>0.653</text:p>
          </table:table-cell>
          <table:table-cell table:style-name="ce3" office:value-type="float" office:value="0.535" calcext:value-type="float">
            <text:p>0.53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552" calcext:value-type="float">
            <text:p>0.552</text:p>
          </table:table-cell>
          <table:table-cell table:style-name="ce5" office:value-type="float" office:value="0.501" calcext:value-type="float">
            <text:p>0.501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721" calcext:value-type="float">
            <text:p>0.721</text:p>
          </table:table-cell>
          <table:table-cell table:style-name="ce3" office:value-type="float" office:value="0.587" calcext:value-type="float">
            <text:p>0.58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RIMA (5, 1, 0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2"/>
          <table:table-cell table:style-name="ce3" office:value-type="string" calcext:value-type="string">
            <text:p>ARIMA (5, 2, 0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619" calcext:value-type="float">
            <text:p>0.619</text:p>
          </table:table-cell>
          <table:table-cell table:style-name="ce5" office:value-type="float" office:value="0.465" calcext:value-type="float">
            <text:p>0.465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868" calcext:value-type="float">
            <text:p>0.868</text:p>
          </table:table-cell>
          <table:table-cell table:style-name="ce3" office:value-type="float" office:value="0.61" calcext:value-type="float">
            <text:p>0.61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634" calcext:value-type="float">
            <text:p>0.634</text:p>
          </table:table-cell>
          <table:table-cell table:style-name="ce3" office:value-type="float" office:value="0.486" calcext:value-type="float">
            <text:p>0.486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913" calcext:value-type="float">
            <text:p>0.913</text:p>
          </table:table-cell>
          <table:table-cell table:style-name="ce3" office:value-type="float" office:value="0.603" calcext:value-type="float">
            <text:p>0.60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461" calcext:value-type="float">
            <text:p>0.461</text:p>
          </table:table-cell>
          <table:table-cell table:style-name="ce3" office:value-type="float" office:value="0.45" calcext:value-type="float">
            <text:p>0.45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641" calcext:value-type="float">
            <text:p>0.641</text:p>
          </table:table-cell>
          <table:table-cell table:style-name="ce3" office:value-type="float" office:value="0.533" calcext:value-type="float">
            <text:p>0.53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361" calcext:value-type="float">
            <text:p>0.361</text:p>
          </table:table-cell>
          <table:table-cell table:style-name="ce5" office:value-type="float" office:value="0.419" calcext:value-type="float">
            <text:p>0.419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484" calcext:value-type="float">
            <text:p>0.48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492" calcext:value-type="float">
            <text:p>0.492</text:p>
          </table:table-cell>
          <table:table-cell table:style-name="ce3" office:value-type="float" office:value="0.464" calcext:value-type="float">
            <text:p>0.464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686" calcext:value-type="float">
            <text:p>0.686</text:p>
          </table:table-cell>
          <table:table-cell table:style-name="ce3" office:value-type="float" office:value="0.553" calcext:value-type="float">
            <text:p>0.55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562" calcext:value-type="float">
            <text:p>0.562</text:p>
          </table:table-cell>
          <table:table-cell table:style-name="ce3" office:value-type="float" office:value="0.51" calcext:value-type="float">
            <text:p>0.51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779" calcext:value-type="float">
            <text:p>0.779</text:p>
          </table:table-cell>
          <table:table-cell table:style-name="ce3" office:value-type="float" office:value="0.617" calcext:value-type="float">
            <text:p>0.61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RIMA (4, 1, 0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2"/>
          <table:table-cell table:style-name="ce3" office:value-type="string" calcext:value-type="string">
            <text:p>ARIMA (4, 2, 0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497" calcext:value-type="float">
            <text:p>0.497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927" calcext:value-type="float">
            <text:p>0.927</text:p>
          </table:table-cell>
          <table:table-cell table:style-name="ce3" office:value-type="float" office:value="0.629" calcext:value-type="float">
            <text:p>0.62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646" calcext:value-type="float">
            <text:p>0.646</text:p>
          </table:table-cell>
          <table:table-cell table:style-name="ce3" office:value-type="float" office:value="0.49" calcext:value-type="float">
            <text:p>0.49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997" calcext:value-type="float">
            <text:p>0.997</text:p>
          </table:table-cell>
          <table:table-cell table:style-name="ce3" office:value-type="float" office:value="0.627" calcext:value-type="float">
            <text:p>0.627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464" calcext:value-type="float">
            <text:p>0.464</text:p>
          </table:table-cell>
          <table:table-cell table:style-name="ce3" office:value-type="float" office:value="0.445" calcext:value-type="float">
            <text:p>0.445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666" calcext:value-type="float">
            <text:p>0.666</text:p>
          </table:table-cell>
          <table:table-cell table:style-name="ce3" office:value-type="float" office:value="0.541" calcext:value-type="float">
            <text:p>0.541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366" calcext:value-type="float">
            <text:p>0.366</text:p>
          </table:table-cell>
          <table:table-cell table:style-name="ce3" office:value-type="float" office:value="0.422" calcext:value-type="float">
            <text:p>0.422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497" calcext:value-type="float">
            <text:p>0.497</text:p>
          </table:table-cell>
          <table:table-cell table:style-name="ce3" office:value-type="float" office:value="0.494" calcext:value-type="float">
            <text:p>0.49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493" calcext:value-type="float">
            <text:p>0.493</text:p>
          </table:table-cell>
          <table:table-cell table:style-name="ce5" office:value-type="float" office:value="0.461" calcext:value-type="float">
            <text:p>0.461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57" calcext:value-type="float">
            <text:p>0.57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568" calcext:value-type="float">
            <text:p>0.568</text:p>
          </table:table-cell>
          <table:table-cell table:style-name="ce3" office:value-type="float" office:value="0.513" calcext:value-type="float">
            <text:p>0.513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819" calcext:value-type="float">
            <text:p>0.819</text:p>
          </table:table-cell>
          <table:table-cell table:style-name="ce3" office:value-type="float" office:value="0.636" calcext:value-type="float">
            <text:p>0.636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RIMA (3, 1, 0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2"/>
          <table:table-cell table:style-name="ce3" office:value-type="string" calcext:value-type="string">
            <text:p>ARIMA (3, 2, 0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507" calcext:value-type="float">
            <text:p>0.507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1.04" calcext:value-type="float">
            <text:p>1.04</text:p>
          </table:table-cell>
          <table:table-cell table:style-name="ce3" office:value-type="float" office:value="0.662" calcext:value-type="float">
            <text:p>0.66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498" calcext:value-type="float">
            <text:p>0.498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735" calcext:value-type="float">
            <text:p>0.735</text:p>
          </table:table-cell>
          <table:table-cell table:style-name="ce3" office:value-type="float" office:value="0.569" calcext:value-type="float">
            <text:p>0.56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474" calcext:value-type="float">
            <text:p>0.474</text:p>
          </table:table-cell>
          <table:table-cell table:style-name="ce3" office:value-type="float" office:value="0.448" calcext:value-type="float">
            <text:p>0.448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735" calcext:value-type="float">
            <text:p>0.735</text:p>
          </table:table-cell>
          <table:table-cell table:style-name="ce3" office:value-type="float" office:value="0.569" calcext:value-type="float">
            <text:p>0.56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368" calcext:value-type="float">
            <text:p>0.368</text:p>
          </table:table-cell>
          <table:table-cell table:style-name="ce3" office:value-type="float" office:value="0.422" calcext:value-type="float">
            <text:p>0.422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505" calcext:value-type="float">
            <text:p>0.50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513" calcext:value-type="float">
            <text:p>0.513</text:p>
          </table:table-cell>
          <table:table-cell table:style-name="ce3" office:value-type="float" office:value="0.466" calcext:value-type="float">
            <text:p>0.466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836" calcext:value-type="float">
            <text:p>0.836</text:p>
          </table:table-cell>
          <table:table-cell table:style-name="ce3" office:value-type="float" office:value="0.604" calcext:value-type="float">
            <text:p>0.60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586" calcext:value-type="float">
            <text:p>0.586</text:p>
          </table:table-cell>
          <table:table-cell table:style-name="ce3" office:value-type="float" office:value="0.519" calcext:value-type="float">
            <text:p>0.519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901" calcext:value-type="float">
            <text:p>0.901</text:p>
          </table:table-cell>
          <table:table-cell table:style-name="ce3" office:value-type="float" office:value="0.654" calcext:value-type="float">
            <text:p>0.654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timators, Random_State, Lag</text:p>
          </table:table-cell>
          <table:table-cell table:number-columns-repeated="4"/>
          <table:table-cell table:style-name="ce3" office:value-type="string" calcext:value-type="string">
            <text:p>Univariat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RF(1000, 42, 3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2"/>
          <table:table-cell table:style-name="ce3" office:value-type="string" calcext:value-type="string">
            <text:p>RF(1000, 42, 3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428" calcext:value-type="float">
            <text:p>0.428</text:p>
          </table:table-cell>
          <table:table-cell table:style-name="ce5" office:value-type="float" office:value="0.392" calcext:value-type="float">
            <text:p>0.392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527" calcext:value-type="float">
            <text:p>0.527</text:p>
          </table:table-cell>
          <table:table-cell table:style-name="ce3" office:value-type="float" office:value="0.448" calcext:value-type="float">
            <text:p>0.448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628" calcext:value-type="float">
            <text:p>0.628</text:p>
          </table:table-cell>
          <table:table-cell table:style-name="ce5" office:value-type="float" office:value="0.476" calcext:value-type="float">
            <text:p>0.476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801" calcext:value-type="float">
            <text:p>0.801</text:p>
          </table:table-cell>
          <table:table-cell table:style-name="ce3" office:value-type="float" office:value="0.529" calcext:value-type="float">
            <text:p>0.52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411" calcext:value-type="float">
            <text:p>0.411</text:p>
          </table:table-cell>
          <table:table-cell table:style-name="ce3" office:value-type="float" office:value="0.416" calcext:value-type="float">
            <text:p>0.416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485" calcext:value-type="float">
            <text:p>0.485</text:p>
          </table:table-cell>
          <table:table-cell table:style-name="ce3" office:value-type="float" office:value="0.44" calcext:value-type="float">
            <text:p>0.4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267" calcext:value-type="float">
            <text:p>0.267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305" calcext:value-type="float">
            <text:p>0.30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71" calcext:value-type="float">
            <text:p>0.371</text:p>
          </table:table-cell>
          <table:table-cell table:style-name="ce5" office:value-type="float" office:value="0.409" calcext:value-type="float">
            <text:p>0.409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449" calcext:value-type="float">
            <text:p>0.449</text:p>
          </table:table-cell>
          <table:table-cell table:style-name="ce3" office:value-type="float" office:value="0.444" calcext:value-type="float">
            <text:p>0.44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409" calcext:value-type="float">
            <text:p>0.409</text:p>
          </table:table-cell>
          <table:table-cell table:style-name="ce5" office:value-type="float" office:value="0.419" calcext:value-type="float">
            <text:p>0.419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445" calcext:value-type="float">
            <text:p>0.445</text:p>
          </table:table-cell>
          <table:table-cell table:style-name="ce3" office:value-type="float" office:value="0.444" calcext:value-type="float">
            <text:p>0.444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RF(1000, 42, 4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2"/>
          <table:table-cell table:style-name="ce3" office:value-type="string" calcext:value-type="string">
            <text:p>RF(1000, 42, 4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406" calcext:value-type="float">
            <text:p>0.406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469" calcext:value-type="float">
            <text:p>0.469</text:p>
          </table:table-cell>
          <table:table-cell table:style-name="ce3" office:value-type="float" office:value="0.425" calcext:value-type="float">
            <text:p>0.42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651" calcext:value-type="float">
            <text:p>0.651</text:p>
          </table:table-cell>
          <table:table-cell table:style-name="ce3" office:value-type="float" office:value="0.485" calcext:value-type="float">
            <text:p>0.485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806" calcext:value-type="float">
            <text:p>0.806</text:p>
          </table:table-cell>
          <table:table-cell table:style-name="ce3" office:value-type="float" office:value="0.522" calcext:value-type="float">
            <text:p>0.52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413" calcext:value-type="float">
            <text:p>0.413</text:p>
          </table:table-cell>
          <table:table-cell table:style-name="ce3" office:value-type="float" office:value="0.418" calcext:value-type="float">
            <text:p>0.418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435" calcext:value-type="float">
            <text:p>0.435</text:p>
          </table:table-cell>
          <table:table-cell table:style-name="ce3" office:value-type="float" office:value="0.407" calcext:value-type="float">
            <text:p>0.407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121" calcext:value-type="float">
            <text:p>0.121</text:p>
          </table:table-cell>
          <table:table-cell table:style-name="ce3" office:value-type="float" office:value="0.259" calcext:value-type="float">
            <text:p>0.259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316" calcext:value-type="float">
            <text:p>0.31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79" calcext:value-type="float">
            <text:p>0.379</text:p>
          </table:table-cell>
          <table:table-cell table:style-name="ce3" office:value-type="float" office:value="0.413" calcext:value-type="float">
            <text:p>0.413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416" calcext:value-type="float">
            <text:p>0.416</text:p>
          </table:table-cell>
          <table:table-cell table:style-name="ce3" office:value-type="float" office:value="0.438" calcext:value-type="float">
            <text:p>0.438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412" calcext:value-type="float">
            <text:p>0.412</text:p>
          </table:table-cell>
          <table:table-cell table:style-name="ce3" office:value-type="float" office:value="0.425" calcext:value-type="float">
            <text:p>0.425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486" calcext:value-type="float">
            <text:p>0.486</text:p>
          </table:table-cell>
          <table:table-cell table:style-name="ce3" office:value-type="float" office:value="0.455" calcext:value-type="float">
            <text:p>0.45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RF(1000, 42, 5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2"/>
          <table:table-cell table:style-name="ce3" office:value-type="string" calcext:value-type="string">
            <text:p>RF(1000, 42, 5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445" calcext:value-type="float">
            <text:p>0.445</text:p>
          </table:table-cell>
          <table:table-cell table:style-name="ce3" office:value-type="float" office:value="0.405" calcext:value-type="float">
            <text:p>0.405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419" calcext:value-type="float">
            <text:p>0.41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482" calcext:value-type="float">
            <text:p>0.482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752" calcext:value-type="float">
            <text:p>0.752</text:p>
          </table:table-cell>
          <table:table-cell table:style-name="ce3" office:value-type="float" office:value="0.511" calcext:value-type="float">
            <text:p>0.511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424" calcext:value-type="float">
            <text:p>0.424</text:p>
          </table:table-cell>
          <table:table-cell table:style-name="ce3" office:value-type="float" office:value="0.417" calcext:value-type="float">
            <text:p>0.417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415" calcext:value-type="float">
            <text:p>0.415</text:p>
          </table:table-cell>
          <table:table-cell table:style-name="ce3" office:value-type="float" office:value="0.399" calcext:value-type="float">
            <text:p>0.39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256" calcext:value-type="float">
            <text:p>0.256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176" calcext:value-type="float">
            <text:p>0.176</text:p>
          </table:table-cell>
          <table:table-cell table:style-name="ce3" office:value-type="float" office:value="0.306" calcext:value-type="float">
            <text:p>0.30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78" calcext:value-type="float">
            <text:p>0.378</text:p>
          </table:table-cell>
          <table:table-cell table:style-name="ce3" office:value-type="float" office:value="0.413" calcext:value-type="float">
            <text:p>0.413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number-columns-repeated="2" table:style-name="ce3" office:value-type="float" office:value="0.432" calcext:value-type="float">
            <text:p>0.43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411" calcext:value-type="float">
            <text:p>0.411</text:p>
          </table:table-cell>
          <table:table-cell table:style-name="ce3" office:value-type="float" office:value="0.426" calcext:value-type="float">
            <text:p>0.426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452" calcext:value-type="float">
            <text:p>0.452</text:p>
          </table:table-cell>
          <table:table-cell table:style-name="ce3" office:value-type="float" office:value="0.432" calcext:value-type="float">
            <text:p>0.43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RF(1000, 42, 6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2"/>
          <table:table-cell table:style-name="ce3" office:value-type="string" calcext:value-type="string">
            <text:p>RF(1000, 42, 6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439" calcext:value-type="float">
            <text:p>0.439</text:p>
          </table:table-cell>
          <table:table-cell table:style-name="ce3" office:value-type="float" office:value="0.406" calcext:value-type="float">
            <text:p>0.406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472" calcext:value-type="float">
            <text:p>0.472</text:p>
          </table:table-cell>
          <table:table-cell table:style-name="ce3" office:value-type="float" office:value="0.429" calcext:value-type="float">
            <text:p>0.42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486" calcext:value-type="float">
            <text:p>0.486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646" calcext:value-type="float">
            <text:p>0.646</text:p>
          </table:table-cell>
          <table:table-cell table:style-name="ce3" office:value-type="float" office:value="0.492" calcext:value-type="float">
            <text:p>0.49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42" calcext:value-type="float">
            <text:p>0.42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406" calcext:value-type="float">
            <text:p>0.406</text:p>
          </table:table-cell>
          <table:table-cell table:style-name="ce5" office:value-type="float" office:value="0.397" calcext:value-type="float">
            <text:p>0.397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111" calcext:value-type="float">
            <text:p>0.111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181" calcext:value-type="float">
            <text:p>0.181</text:p>
          </table:table-cell>
          <table:table-cell table:style-name="ce3" office:value-type="float" office:value="0.319" calcext:value-type="float">
            <text:p>0.31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82" calcext:value-type="float">
            <text:p>0.382</text:p>
          </table:table-cell>
          <table:table-cell table:style-name="ce3" office:value-type="float" office:value="0.412" calcext:value-type="float">
            <text:p>0.412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381" calcext:value-type="float">
            <text:p>0.381</text:p>
          </table:table-cell>
          <table:table-cell table:style-name="ce3" office:value-type="float" office:value="0.43" calcext:value-type="float">
            <text:p>0.4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423" calcext:value-type="float">
            <text:p>0.423</text:p>
          </table:table-cell>
          <table:table-cell table:style-name="ce3" office:value-type="float" office:value="0.43" calcext:value-type="float">
            <text:p>0.43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442" calcext:value-type="float">
            <text:p>0.442</text:p>
          </table:table-cell>
          <table:table-cell table:style-name="ce3" office:value-type="float" office:value="0.438" calcext:value-type="float">
            <text:p>0.438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RNN Seed Testing</text:p>
          </table:table-cell>
          <table:table-cell table:number-columns-repeated="4"/>
          <table:table-cell table:style-name="ce3" office:value-type="string" calcext:value-type="string">
            <text:p>Bidirectional LSTM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100, 10000, 1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2"/>
          <table:table-cell table:style-name="ce3" office:value-type="string" calcext:value-type="string">
            <text:p>100, 10000, 1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3534" calcext:value-type="float">
            <text:p>0.3534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5" office:value-type="float" office:value="0.3083" calcext:value-type="float">
            <text:p>0.308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3804" calcext:value-type="float">
            <text:p>0.380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3712" calcext:value-type="float">
            <text:p>0.371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3105" calcext:value-type="float">
            <text:p>0.310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3235" calcext:value-type="float">
            <text:p>0.323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2314" calcext:value-type="float">
            <text:p>0.2314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5" office:value-type="float" office:value="0.1628" calcext:value-type="float">
            <text:p>0.162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288" calcext:value-type="float">
            <text:p>0.3288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3208" calcext:value-type="float">
            <text:p>0.320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3625" calcext:value-type="float">
            <text:p>0.3625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3339" calcext:value-type="float">
            <text:p>0.333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200, 20000, 2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2"/>
          <table:table-cell table:style-name="ce3" office:value-type="string" calcext:value-type="string">
            <text:p>200, 20000, 2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3239" calcext:value-type="float">
            <text:p>0.3239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3228" calcext:value-type="float">
            <text:p>0.322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3607" calcext:value-type="float">
            <text:p>0.3607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5" office:value-type="float" office:value="0.323" calcext:value-type="float">
            <text:p>0.32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323" calcext:value-type="float">
            <text:p>0.32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2993" calcext:value-type="float">
            <text:p>0.299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2236" calcext:value-type="float">
            <text:p>0.2236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2077" calcext:value-type="float">
            <text:p>0.207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261" calcext:value-type="float">
            <text:p>0.326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3133" calcext:value-type="float">
            <text:p>0.313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3502" calcext:value-type="float">
            <text:p>0.350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3276" calcext:value-type="float">
            <text:p>0.327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300, 30000, 3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2"/>
          <table:table-cell table:style-name="ce3" office:value-type="string" calcext:value-type="string">
            <text:p>300, 30000, 3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3568" calcext:value-type="float">
            <text:p>0.3568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3314" calcext:value-type="float">
            <text:p>0.331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3839" calcext:value-type="float">
            <text:p>0.383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371" calcext:value-type="float">
            <text:p>0.37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353" calcext:value-type="float">
            <text:p>0.35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3093" calcext:value-type="float">
            <text:p>0.309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2169" calcext:value-type="float">
            <text:p>0.2169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2022" calcext:value-type="float">
            <text:p>0.2022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313" calcext:value-type="float">
            <text:p>0.33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3147" calcext:value-type="float">
            <text:p>0.314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3471" calcext:value-type="float">
            <text:p>0.347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3347" calcext:value-type="float">
            <text:p>0.334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400, 40000, 4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2"/>
          <table:table-cell table:style-name="ce3" office:value-type="string" calcext:value-type="string">
            <text:p>400, 40000, 4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361" calcext:value-type="float">
            <text:p>0.36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3164" calcext:value-type="float">
            <text:p>0.316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3816" calcext:value-type="float">
            <text:p>0.38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3629" calcext:value-type="float">
            <text:p>0.362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3274" calcext:value-type="float">
            <text:p>0.327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2959" calcext:value-type="float">
            <text:p>0.2959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2316" calcext:value-type="float">
            <text:p>0.23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2054" calcext:value-type="float">
            <text:p>0.205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244" calcext:value-type="float">
            <text:p>0.324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3043" calcext:value-type="float">
            <text:p>0.304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3571" calcext:value-type="float">
            <text:p>0.357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3259" calcext:value-type="float">
            <text:p>0.325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500, 50000, 5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2"/>
          <table:table-cell table:style-name="ce3" office:value-type="string" calcext:value-type="string">
            <text:p>500, 50000, 5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3535" calcext:value-type="float">
            <text:p>0.3535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3177" calcext:value-type="float">
            <text:p>0.317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3881" calcext:value-type="float">
            <text:p>0.388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3602" calcext:value-type="float">
            <text:p>0.360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3416" calcext:value-type="float">
            <text:p>0.341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3147" calcext:value-type="float">
            <text:p>0.314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2014" calcext:value-type="float">
            <text:p>0.2014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1905" calcext:value-type="float">
            <text:p>0.190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331" calcext:value-type="float">
            <text:p>0.333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3006" calcext:value-type="float">
            <text:p>0.300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358" calcext:value-type="float">
            <text:p>0.35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5" office:value-type="float" office:value="0.3167" calcext:value-type="float">
            <text:p>0.316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600, 60000, 6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2"/>
          <table:table-cell table:style-name="ce3" office:value-type="string" calcext:value-type="string">
            <text:p>600, 60000, 6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3436" calcext:value-type="float">
            <text:p>0.343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3304" calcext:value-type="float">
            <text:p>0.330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3759" calcext:value-type="float">
            <text:p>0.375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3592" calcext:value-type="float">
            <text:p>0.359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3336" calcext:value-type="float">
            <text:p>0.333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5" office:value-type="float" office:value="0.2814" calcext:value-type="float">
            <text:p>0.28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2185" calcext:value-type="float">
            <text:p>0.2185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1917" calcext:value-type="float">
            <text:p>0.1917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306" calcext:value-type="float">
            <text:p>0.3306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5" office:value-type="float" office:value="0.2939" calcext:value-type="float">
            <text:p>0.293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3284" calcext:value-type="float">
            <text:p>0.3284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3204" calcext:value-type="float">
            <text:p>0.320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700, 70000, 7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2"/>
          <table:table-cell table:style-name="ce3" office:value-type="string" calcext:value-type="string">
            <text:p>700, 70000, 7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3376" calcext:value-type="float">
            <text:p>0.337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3173" calcext:value-type="float">
            <text:p>0.317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383" calcext:value-type="float">
            <text:p>0.38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373" calcext:value-type="float">
            <text:p>0.37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3385" calcext:value-type="float">
            <text:p>0.338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3125" calcext:value-type="float">
            <text:p>0.312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2393" calcext:value-type="float">
            <text:p>0.239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1987" calcext:value-type="float">
            <text:p>0.198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496" calcext:value-type="float">
            <text:p>0.349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3173" calcext:value-type="float">
            <text:p>0.317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3622" calcext:value-type="float">
            <text:p>0.362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3391" calcext:value-type="float">
            <text:p>0.339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800, 80000, 8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2"/>
          <table:table-cell table:style-name="ce3" office:value-type="string" calcext:value-type="string">
            <text:p>800, 80000, 8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3514" calcext:value-type="float">
            <text:p>0.3514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3327" calcext:value-type="float">
            <text:p>0.332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3772" calcext:value-type="float">
            <text:p>0.377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372" calcext:value-type="float">
            <text:p>0.37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332" calcext:value-type="float">
            <text:p>0.33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3182" calcext:value-type="float">
            <text:p>0.318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2151" calcext:value-type="float">
            <text:p>0.215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2075" calcext:value-type="float">
            <text:p>0.2075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373" calcext:value-type="float">
            <text:p>0.337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3175" calcext:value-type="float">
            <text:p>0.317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3643" calcext:value-type="float">
            <text:p>0.364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3323" calcext:value-type="float">
            <text:p>0.332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1024"/>
        </table:table-row>
        <table:table-row table:style-name="ro2">
          <table:table-cell/>
          <table:table-cell office:value-type="string" calcext:value-type="string">
            <text:p>RNN Seed Testing (NEW)</text:p>
          </table:table-cell>
          <table:table-cell table:number-columns-repeated="4"/>
          <table:table-cell office:value-type="string" calcext:value-type="string">
            <text:p>Bidirectional LSTM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100, 10000, 1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2"/>
          <table:table-cell table:style-name="ce4" office:value-type="string" calcext:value-type="string">
            <text:p>100, 10000, 1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office:value-type="float" office:value="0.3798" calcext:value-type="float">
            <text:p>0.37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otal Solids</text:p>
          </table:table-cell>
          <table:table-cell office:value-type="float" office:value="0.3549" calcext:value-type="float">
            <text:p>0.3549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float" office:value="0.4437" calcext:value-type="float">
            <text:p>0.443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S</text:p>
          </table:table-cell>
          <table:table-cell office:value-type="float" office:value="0.4234" calcext:value-type="float">
            <text:p>0.4234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office:value-type="float" office:value="0.4074" calcext:value-type="float">
            <text:p>0.407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BOD5</text:p>
          </table:table-cell>
          <table:table-cell office:value-type="float" office:value="0.3648" calcext:value-type="float">
            <text:p>0.3648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office:value-type="float" office:value="0.246" calcext:value-type="float">
            <text:p>0.24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NH3</text:p>
          </table:table-cell>
          <table:table-cell office:value-type="float" office:value="0.2239" calcext:value-type="float">
            <text:p>0.223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office:value-type="float" office:value="0.4706" calcext:value-type="float">
            <text:p>0.470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g-N</text:p>
          </table:table-cell>
          <table:table-cell office:value-type="float" office:value="0.4212" calcext:value-type="float">
            <text:p>0.4212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office:value-type="float" office:value="0.4685" calcext:value-type="float">
            <text:p>0.468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P-TOT</text:p>
          </table:table-cell>
          <table:table-cell office:value-type="float" office:value="0.4299" calcext:value-type="float">
            <text:p>0.429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office:value-type="float" office:value="0.3791" calcext:value-type="float">
            <text:p>0.379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TKN</text:p>
          </table:table-cell>
          <table:table-cell office:value-type="float" office:value="0.3526" calcext:value-type="float">
            <text:p>0.352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office:value-type="float" office:value="0.0634" calcext:value-type="float">
            <text:p>0.063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SO4</text:p>
          </table:table-cell>
          <table:table-cell office:value-type="float" office:value="0.0109" calcext:value-type="float">
            <text:p>0.0109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office:value-type="float" office:value="0.3737" calcext:value-type="float">
            <text:p>0.373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RCP_NOOA</text:p>
          </table:table-cell>
          <table:table-cell office:value-type="float" office:value="0.3668" calcext:value-type="float">
            <text:p>0.3668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200, 20000, 2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2"/>
          <table:table-cell table:style-name="ce4" office:value-type="string" calcext:value-type="string">
            <text:p>200, 20000, 2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office:value-type="float" office:value="0.3686" calcext:value-type="float">
            <text:p>0.368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otal Solids</text:p>
          </table:table-cell>
          <table:table-cell office:value-type="float" office:value="0.3573" calcext:value-type="float">
            <text:p>0.3573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float" office:value="0.4448" calcext:value-type="float">
            <text:p>0.44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S</text:p>
          </table:table-cell>
          <table:table-cell office:value-type="float" office:value="0.4218" calcext:value-type="float">
            <text:p>0.4218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office:value-type="float" office:value="0.3805" calcext:value-type="float">
            <text:p>0.38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OD5</text:p>
          </table:table-cell>
          <table:table-cell office:value-type="float" office:value="0.377" calcext:value-type="float">
            <text:p>0.377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office:value-type="float" office:value="0.2425" calcext:value-type="float">
            <text:p>0.242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NH3</text:p>
          </table:table-cell>
          <table:table-cell office:value-type="float" office:value="0.2509" calcext:value-type="float">
            <text:p>0.250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office:value-type="float" office:value="0.467" calcext:value-type="float">
            <text:p>0.46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Org-N</text:p>
          </table:table-cell>
          <table:table-cell office:value-type="float" office:value="0.4494" calcext:value-type="float">
            <text:p>0.4494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office:value-type="float" office:value="0.4603" calcext:value-type="float">
            <text:p>0.4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-T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office:value-type="float" office:value="0.3632" calcext:value-type="float">
            <text:p>0.363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KN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office:value-type="float" office:value="0.06" calcext:value-type="float">
            <text:p>0.0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O4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office:value-type="float" office:value="0.3736" calcext:value-type="float">
            <text:p>0.373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CP_NOOA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300, 30000, 3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2"/>
          <table:table-cell table:style-name="ce4" office:value-type="string" calcext:value-type="string">
            <text:p>300, 30000, 3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office:value-type="float" office:value="0.3842" calcext:value-type="float">
            <text:p>0.384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otal Solids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float" office:value="0.4471" calcext:value-type="float">
            <text:p>0.447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S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office:value-type="float" office:value="0.3845" calcext:value-type="float">
            <text:p>0.384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OD5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office:value-type="float" office:value="0.2577" calcext:value-type="float">
            <text:p>0.257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NH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office:value-type="float" office:value="0.4726" calcext:value-type="float">
            <text:p>0.472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Org-N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office:value-type="float" office:value="0.4315" calcext:value-type="float">
            <text:p>0.43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-T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office:value-type="float" office:value="0.3736" calcext:value-type="float">
            <text:p>0.373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KN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office:value-type="float" office:value="0.0584" calcext:value-type="float">
            <text:p>0.058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O4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office:value-type="float" office:value="0.3739" calcext:value-type="float">
            <text:p>0.373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CP_NOOA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400, 40000, 4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2"/>
          <table:table-cell table:style-name="ce4" office:value-type="string" calcext:value-type="string">
            <text:p>400, 40000, 4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office:value-type="float" office:value="0.3781" calcext:value-type="float">
            <text:p>0.378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otal Solids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float" office:value="0.4389" calcext:value-type="float">
            <text:p>0.43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S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office:value-type="float" office:value="0.3856" calcext:value-type="float">
            <text:p>0.385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OD5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office:value-type="float" office:value="0.2475" calcext:value-type="float">
            <text:p>0.247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NH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office:value-type="float" office:value="0.4539" calcext:value-type="float">
            <text:p>0.453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rg-N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office:value-type="float" office:value="0.4483" calcext:value-type="float">
            <text:p>0.448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-T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office:value-type="float" office:value="0.3658" calcext:value-type="float">
            <text:p>0.36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KN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office:value-type="float" office:value="0.0651" calcext:value-type="float">
            <text:p>0.065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O4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office:value-type="float" office:value="0.3736" calcext:value-type="float">
            <text:p>0.373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RCP_NOOA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500, 50000, 5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2"/>
          <table:table-cell table:style-name="ce4" office:value-type="string" calcext:value-type="string">
            <text:p>500, 50000, 5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office:value-type="float" office:value="0.3736" calcext:value-type="float">
            <text:p>0.373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Total Solids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float" office:value="0.4375" calcext:value-type="float">
            <text:p>0.437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S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office:value-type="float" office:value="0.3951" calcext:value-type="float">
            <text:p>0.395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D5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office:value-type="float" office:value="0.2469" calcext:value-type="float">
            <text:p>0.246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H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office:value-type="float" office:value="0.4537" calcext:value-type="float">
            <text:p>0.45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rg-N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office:value-type="float" office:value="0.4512" calcext:value-type="float">
            <text:p>0.451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-T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office:value-type="float" office:value="0.3778" calcext:value-type="float">
            <text:p>0.377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KN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office:value-type="float" office:value="0.0568" calcext:value-type="float">
            <text:p>0.056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O4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office:value-type="float" office:value="0.3732" calcext:value-type="float">
            <text:p>0.37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CP_NOOA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600, 60000, 6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2"/>
          <table:table-cell table:style-name="ce4" office:value-type="string" calcext:value-type="string">
            <text:p>600, 60000, 6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office:value-type="float" office:value="0.3653" calcext:value-type="float">
            <text:p>0.365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Total Solids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float" office:value="0.4379" calcext:value-type="float">
            <text:p>0.43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S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office:value-type="float" office:value="0.3993" calcext:value-type="float">
            <text:p>0.39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BOD5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office:value-type="float" office:value="0.2413" calcext:value-type="float">
            <text:p>0.241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NH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office:value-type="float" office:value="0.4462" calcext:value-type="float">
            <text:p>0.446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rg-N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office:value-type="float" office:value="0.4405" calcext:value-type="float">
            <text:p>0.440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-T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office:value-type="float" office:value="0.3754" calcext:value-type="float">
            <text:p>0.375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KN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office:value-type="float" office:value="0.0617" calcext:value-type="float">
            <text:p>0.061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O4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office:value-type="float" office:value="0.3735" calcext:value-type="float">
            <text:p>0.373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RCP_NOOA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700, 70000, 7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2"/>
          <table:table-cell table:style-name="ce4" office:value-type="string" calcext:value-type="string">
            <text:p>700, 70000, 7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office:value-type="float" office:value="0.3644" calcext:value-type="float">
            <text:p>0.364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Total Solids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float" office:value="0.4377" calcext:value-type="float">
            <text:p>0.437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S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office:value-type="float" office:value="0.4085" calcext:value-type="float">
            <text:p>0.40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OD5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office:value-type="float" office:value="0.2634" calcext:value-type="float">
            <text:p>0.26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NH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office:value-type="float" office:value="0.4653" calcext:value-type="float">
            <text:p>0.465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Org-N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office:value-type="float" office:value="0.4709" calcext:value-type="float">
            <text:p>0.470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-T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office:value-type="float" office:value="0.3723" calcext:value-type="float">
            <text:p>0.372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KN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office:value-type="float" office:value="0.0709" calcext:value-type="float">
            <text:p>0.070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O4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office:value-type="float" office:value="0.3734" calcext:value-type="float">
            <text:p>0.373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PRCP_NOOA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800, 80000, 8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2"/>
          <table:table-cell table:style-name="ce4" office:value-type="string" calcext:value-type="string">
            <text:p>800, 80000, 8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office:value-type="float" office:value="0.367" calcext:value-type="float">
            <text:p>0.36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otal Solids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float" office:value="0.4386" calcext:value-type="float">
            <text:p>0.43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S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office:value-type="float" office:value="0.3909" calcext:value-type="float">
            <text:p>0.390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BOD5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office:value-type="float" office:value="0.239" calcext:value-type="float">
            <text:p>0.239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NH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office:value-type="float" office:value="0.4639" calcext:value-type="float">
            <text:p>0.463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Org-N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office:value-type="float" office:value="0.4369" calcext:value-type="float">
            <text:p>0.436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P-T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office:value-type="float" office:value="0.3747" calcext:value-type="float">
            <text:p>0.374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KN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office:value-type="float" office:value="0.0596" calcext:value-type="float">
            <text:p>0.059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O4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office:value-type="float" office:value="0.3736" calcext:value-type="float">
            <text:p>0.373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RCP_NOOA</text:p>
          </table:table-cell>
          <table:table-cell table:number-columns-repeated="1017"/>
        </table:table-row>
        <table:table-row table:style-name="ro2" table:number-rows-repeated="10483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/00/0000</text:date>, <text:time style:data-style-name="N2" text:time-value="00:44:27.803942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04T20:02:23.337821741</dc:date>
    <meta:editing-duration>PT31M10S</meta:editing-duration>
    <meta:editing-cycles>1</meta:editing-cycles>
    <meta:document-statistic meta:table-count="1" meta:cell-count="1044" meta:object-count="0"/>
  </office:meta>
</office:document-meta>
</file>